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 CJK JP Bold" svg:font-family="'Noto Sans Mono CJK JP Bol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stroke="none" draw:fill="solid" draw:fill-color="#4d4d4d" draw:textarea-horizontal-align="center" draw:textarea-vertical-align="middle" draw:auto-grow-height="true" draw:auto-grow-width="false" fo:max-height="0cm" fo:min-height="8.002cm" draw:shadow="hidden"/>
    </style:style>
    <style:style style:name="gr2" style:family="graphic" style:parent-style-name="text">
      <style:graphic-properties draw:stroke="none" draw:fill="solid" draw:fill-color="#000000" draw:textarea-horizontal-align="center" draw:textarea-vertical-align="middle" draw:auto-grow-height="true" draw:auto-grow-width="false" fo:max-height="0cm" fo:min-height="8.002cm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4d4d4d"/>
      <style:paragraph-properties fo:text-align="center"/>
      <style:text-properties style:text-position="33% 58%" fo:letter-spacing="-0.06cm" fo:text-shadow="1pt 1pt"/>
    </style:style>
    <style:style style:name="P2" style:family="paragraph">
      <loext:graphic-properties draw:fill="solid" draw:fill-color="#000000"/>
      <style:paragraph-properties fo:text-align="center"/>
      <style:text-properties style:text-position="33% 58%" fo:letter-spacing="-0.06cm" fo:text-shadow="1pt 1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g>
            <draw:path draw:style-name="gr1" draw:text-style-name="P1" draw:layer="layout" svg:width="1.522cm" svg:height="2.327cm" svg:x="5.761cm" svg:y="9.768cm" svg:viewBox="0 0 1523 2328" svg:d="M592 1369l41-254c41-241 84-507 116-761h12c41 254 76 520 119 761l41 254zM1075 2328h448l-442-2328h-639l-442 2328h442l94-595h445z">
              <text:p/>
            </draw:path>
            <draw:path draw:style-name="gr1" draw:text-style-name="P1" draw:layer="layout" svg:width="1.387cm" svg:height="2.327cm" svg:x="7.387cm" svg:y="9.768cm" svg:viewBox="0 0 1388 2328" svg:d="M464 370h103c191 0 307 84 307 335s-116 379-307 379h-103zM1388 2328l-382-971c194-110 322-323 322-652 0-533-316-705-717-705h-611v2328h464v-877h125l310 877z">
              <text:p/>
            </draw:path>
            <draw:path draw:style-name="gr1" draw:text-style-name="P1" draw:layer="layout" svg:width="1.193cm" svg:height="2.327cm" svg:x="8.966cm" svg:y="9.768cm" svg:viewBox="0 0 1194 2328" svg:d="M0 2328c398 0 796 0 1194 0 0-130 0-259 0-389-243 0-485 0-727 0 0-206 0-413 0-620 195 0 390 0 586 0 0-130 0-259 0-388-196 0-391 0-586 0 0-181 0-362 0-543 234 0 468 0 702 0 0-129 0-259 0-388-390 0-779 0-1169 0 0 776 0 1552 0 2328z">
              <text:p/>
            </draw:path>
            <draw:path draw:style-name="gr2" draw:text-style-name="P2" draw:layer="layout" svg:width="1.522cm" svg:height="2.327cm" svg:x="5.631cm" svg:y="9.638cm" svg:viewBox="0 0 1523 2328" svg:d="M592 1369l41-254c41-241 84-507 116-761h12c41 254 76 520 119 761l41 254zM1075 2328h448l-442-2328h-639l-442 2328h442l94-595h445z">
              <text:p/>
            </draw:path>
            <draw:path draw:style-name="gr2" draw:text-style-name="P2" draw:layer="layout" svg:width="1.387cm" svg:height="2.327cm" svg:x="7.256cm" svg:y="9.638cm" svg:viewBox="0 0 1388 2328" svg:d="M464 370h103c191 0 307 84 307 335s-116 379-307 379h-103zM1388 2328l-382-971c194-110 322-323 322-652 0-533-316-705-717-705h-611v2328h464v-877h125l310 877z">
              <text:p/>
            </draw:path>
            <draw:path draw:style-name="gr2" draw:text-style-name="P2" draw:layer="layout" svg:width="1.193cm" svg:height="2.327cm" svg:x="8.835cm" svg:y="9.638cm" svg:viewBox="0 0 1194 2328" svg:d="M0 2328c398 0 796 0 1194 0 0-130 0-259 0-389-243 0-485 0-727 0 0-206 0-413 0-620 195 0 390 0 586 0 0-130 0-259 0-388-196 0-391 0-586 0 0-181 0-362 0-543 234 0 468 0 702 0 0-129 0-259 0-388-390 0-779 0-1169 0 0 776 0 1552 0 2328z">
              <text:p/>
            </draw:path>
          </draw:g>
          <draw:g>
            <draw:path draw:style-name="gr1" draw:text-style-name="P1" draw:layer="layout" svg:width="1.509cm" svg:height="2.327cm" svg:x="11.193cm" svg:y="9.768cm" svg:viewBox="0 0 1510 2328" svg:d="M517 2328h467v-802l526-1526h-470l-156 592c-44 188-82 329-123 517h-12c-35-188-72-329-116-514l-157-595h-476l517 1526z">
              <text:p/>
            </draw:path>
            <draw:path draw:style-name="gr1" draw:text-style-name="P1" draw:layer="layout" svg:width="1.396cm" svg:height="2.402cm" svg:x="12.756cm" svg:y="9.731cm" svg:viewBox="0 0 1397 2403" svg:d="M699 2403c419 0 698-392 698-1212 0-821-279-1191-698-1191-420 0-699 370-699 1191 0 820 279 1212 699 1212zM699 2002c-132 0-226-154-226-811 0-662 94-793 226-793 131 0 225 131 225 793 0 657-94 811-225 811z">
              <text:p/>
            </draw:path>
            <draw:path draw:style-name="gr1" draw:text-style-name="P1" draw:layer="layout" svg:width="1.277cm" svg:height="2.368cm" svg:x="14.322cm" svg:y="9.765cm" svg:viewBox="0 0 1278 2369" svg:d="M639 2369c392 0 639-220 639-759v-1610h-445v1654c0 241-78 320-194 320-103 0-178-79-178-320v-1654h-461v1610c0 539 241 759 639 759z">
              <text:p/>
            </draw:path>
            <draw:path draw:style-name="gr2" draw:text-style-name="P2" draw:layer="layout" svg:width="1.509cm" svg:height="2.327cm" svg:x="11.062cm" svg:y="9.638cm" svg:viewBox="0 0 1510 2328" svg:d="M517 2328h467v-802l526-1526h-470l-156 592c-44 188-82 329-123 517h-12c-35-188-72-329-116-514l-157-595h-476l517 1526z">
              <text:p/>
            </draw:path>
            <draw:path draw:style-name="gr2" draw:text-style-name="P2" draw:layer="layout" svg:width="1.396cm" svg:height="2.402cm" svg:x="12.626cm" svg:y="9.6cm" svg:viewBox="0 0 1397 2403" svg:d="M699 2403c419 0 698-392 698-1212 0-821-279-1191-698-1191-420 0-699 370-699 1191 0 820 279 1212 699 1212zM699 2002c-132 0-226-154-226-811 0-662 94-793 226-793 131 0 225 131 225 793 0 657-94 811-225 811z">
              <text:p/>
            </draw:path>
            <draw:path draw:style-name="gr2" draw:text-style-name="P2" draw:layer="layout" svg:width="1.277cm" svg:height="2.368cm" svg:x="14.191cm" svg:y="9.635cm" svg:viewBox="0 0 1278 2369" svg:d="M639 2369c392 0 639-220 639-759v-1610h-445v1654c0 241-78 320-194 320-103 0-178-79-178-320v-1654h-461v1610c0 539 241 759 639 759z">
              <text:p/>
            </draw:path>
          </draw:g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 CJK JP Bold" svg:font-family="'Noto Sans Mono CJK JP Bol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Bold" fo:font-family="'Noto Sans Mono CJK JP Bold'" style:font-style-name="Bold" style:font-pitch="variable" fo:font-size="2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  <style:text-properties style:text-outline="false"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00:59.759256411</meta:creation-date>
    <dc:date>2018-04-11T14:27:18.255587624</dc:date>
    <meta:editing-duration>PT12M18S</meta:editing-duration>
    <meta:editing-cycles>3</meta:editing-cycles>
    <meta:generator>LibreOffice/5.2.7.2$Linux_X86_64 LibreOffice_project/20m0$Build-2</meta:generator>
    <meta:document-statistic meta:object-count="38"/>
  </office:meta>
</office:document-meta>
</file>